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office:annotation><dc:date>2020-02-12T16:15:47.275258942</dc:date><text:p>&lt;!--StartFragment--&gt;</text:p></office:annotation>{"time" : "2020-02-12 16:14:09", "brand" : "OS", "model" : "Oregon-THGR810", "id" : 169, "channel" : 1, "battery_ok" : 1, "temperature_C" : 21.400, "humidity" : 37}</text:p>
      <text:p text:style-name="P1">{"time" : "2020-02-12 16:14:22", "brand" : "OS", "model" : "Oregon-THGR122N", "id" : 161, "channel" : 3, "battery_ok" : 1, "temperature_C" : 21.600, "humidity" : 37}</text:p>
      <text:p text:style-name="P1">{"time" : "2020-02-12 16:14:22", "brand" : "OS", "model" : "Oregon-THGR122N", "id" : 161, "channel" : 3, "battery_ok" : 1, "temperature_C" : 21.600, "humidity" : 37}</text:p>
      <text:p text:style-name="P1">{"time" : "2020-02-12 16:14:46", "model" : "Fineoffset-WHx080", "subtype" : 0, "id" : 71, "battery_ok" : 1, "temperature_C" : 10.700, "humidity" : 56, "wind_dir_deg" : 225, "wind_avg_km_h" : 7.344, "wind_max_km_h" : 8.568, "rain_mm" : 136.800, "mic" : "CRC"}</text:p>
      <text:p text:style-name="P1">{"time" : "2020-02-12 16:14:46", "model" : "Fineoffset-WHx080", "subtype" : 0, "id" : 71, "battery_ok" : 1, "temperature_C" : 10.700, "humidity" : 56, "wind_dir_deg" : 225, "wind_avg_km_h" : 7.344, "wind_max_km_h" : 8.568, "rain_mm" : 136.800, "mic" : "CRC"}</text:p>
      <text:p text:style-name="P1">{"time" : "2020-02-12 16:15:02", "brand" : "OS", "model" : "Oregon-THGR810", "id" : 169, "channel" : 1, "battery_ok" : 1, "temperature_C" : 21.400, "humidity" : 37}</text:p>
      <text:p text:style-name="P1">{"time" : "2020-02-12 16:15:05", "brand" : "OS", "model" : "Oregon-THGR122N", "id" : 161, "channel" : 3, "battery_ok" : 1, "temperature_C" : 21.600, "humidity" : 37}</text:p>
      <text:p text:style-name="P1">{"time" : "2020-02-12 16:15:05", "brand" : "OS", "model" : "Oregon-THGR122N", "id" : 161, "channel" : 3, "battery_ok" : 1, "temperature_C" : 21.600, "humidity" : 37}<office:annotation><dc:date>2020-02-12T16:15:47.284142196</dc:date><text:p>&lt;!--EndFragment--&gt;</text:p></office:annotatio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20-02-12T16:15:45.563268036</meta:creation-date>
    <dc:date>2020-02-12T16:16:47.608597964</dc:date>
    <dc:creator>Philippe CRUCHET</dc:creator>
    <meta:editing-duration>PT1M8S</meta:editing-duration>
    <meta:editing-cycles>1</meta:editing-cycles>
    <meta:document-statistic meta:table-count="0" meta:image-count="0" meta:object-count="0" meta:page-count="1" meta:paragraph-count="8" meta:word-count="224" meta:character-count="1504" meta:non-whitespace-character-count="1288"/>
    <meta:generator>LibreOffice/6.2.8.2$Linux_X86_64 LibreOffice_project/f82ddfca21ebc1e222a662a32b25c0c9d20169ee</meta:generator>
  </office:meta>
</office:document-meta>
</file>